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officeooo:rsid="000efd3b" officeooo:paragraph-rsid="000efd3b"/>
    </style:style>
    <style:style style:name="P2" style:family="paragraph" style:parent-style-name="Standard">
      <style:text-properties style:font-name="Arial" officeooo:rsid="000efd3b" officeooo:paragraph-rsid="00105e87"/>
    </style:style>
    <style:style style:name="T1" style:family="text">
      <style:text-properties officeooo:rsid="0011fcd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llo!<text:line-break/><text:line-break/>Thank you very much for participating in the study that we ran at Christie Gardens in February 2018. I am in the process of finalizing the analyses of the data and we will be presenting the results of this project at a conference this coming June. Once we are finished with the project I will be sure to come back to Christie Gardens to share our final results with all of you!</text:p>
      <text:p text:style-name="P1"/>
      <text:p text:style-name="P2">During our session, you expressed interest in knowing the results of the computerized tests that you completed. Below you will find your results. Please keep in mind, that although your scores were compared against the scores of other older adults, our group numbers are very low and the average scores (against which your scores were compared) may not be a good representation of the general population. One of the goals of this project was to increase our sample of older adult scores to more accurately describe cognition in older adult populations. We thank you very much for helping us with our goal!</text:p>
      <text:p text:style-name="P1"/>
      <text:p text:style-name="P1">Your scores on the 12 tasks have been condensed into three composite scores:</text:p>
      <text:p text:style-name="P1"><text:span text:style-name="T1">Short-term memory</text:span> score: </text:p>
      <text:p text:style-name="P1">Reasoning score:</text:p>
      <text:p text:style-name="P1">Verbal <text:span text:style-name="T1">ability</text:span> score:</text:p>
      <text:p text:style-name="P1"/>
      <text:p text:style-name="P1">Again, thank you for your participation</text:p>
      <text:p text:style-name="P1"/>
      <text:p text:style-name="P1">Avital Stern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3T13:07:42.942000000</meta:creation-date>
    <dc:date>2018-04-13T13:30:35.375000000</dc:date>
    <meta:editing-duration>PT1M11S</meta:editing-duration>
    <meta:editing-cycles>1</meta:editing-cycles>
    <meta:document-statistic meta:table-count="0" meta:image-count="0" meta:object-count="0" meta:page-count="1" meta:paragraph-count="8" meta:word-count="204" meta:character-count="1181" meta:non-whitespace-character-count="983"/>
    <meta:generator>LibreOffice/5.3.7.2$Windows_X86_64 LibreOffice_project/6b8ed514a9f8b44d37a1b96673cbbdd077e24059</meta:generator>
  </office:meta>
</office:document-meta>
</file>